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493cm" style:rel-column-width="29296*"/>
    </style:style>
    <style:style style:name="Tableau4.B" style:family="table-column">
      <style:table-column-properties style:column-width="5.253cm" style:rel-column-width="18119*"/>
    </style:style>
    <style:style style:name="Tableau4.C" style:family="table-column">
      <style:table-column-properties style:column-width="5.253cm" style:rel-column-width="18120*"/>
    </style:style>
    <style:style style:name="Tableau4.A1" style:family="table-cell">
      <style:table-cell-properties fo:padding="0.097cm" fo:border-left="1pt solid #000000" fo:border-right="none" fo:border-top="1pt solid #000000" fo:border-bottom="1pt solid #000000"/>
    </style:style>
    <style:style style:name="Tableau4.C1" style:family="table-cell">
      <style:table-cell-properties fo:padding="0.097cm" fo:border="1pt solid #000000"/>
    </style:style>
    <style:style style:name="Tableau4.A2" style:family="table-cell">
      <style:table-cell-properties fo:padding="0.097cm" fo:border-left="1pt solid #000000" fo:border-right="none" fo:border-top="none" fo:border-bottom="1pt solid #000000"/>
    </style:style>
    <style:style style:name="Tableau4.C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5cm" style:rel-column-width="16383*"/>
    </style:style>
    <style:style style:name="Tableau1.D" style:family="table-column">
      <style:table-column-properties style:column-width="4.75cm" style:rel-column-width="16386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D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officeooo:paragraph-rsid="005ad6fa"/>
    </style:style>
    <style:style style:name="P3" style:family="paragraph" style:parent-style-name="Standard">
      <style:text-properties style:use-window-font-color="true" officeooo:paragraph-rsid="0006f4d8"/>
    </style:style>
    <style:style style:name="P4" style:family="paragraph" style:parent-style-name="Standard">
      <style:text-properties style:use-window-font-color="true" officeooo:paragraph-rsid="0039bc4d"/>
    </style:style>
    <style:style style:name="P5" style:family="paragraph" style:parent-style-name="Standard">
      <style:text-properties style:use-window-font-color="true" officeooo:paragraph-rsid="0057a47f"/>
    </style:style>
    <style:style style:name="P6" style:family="paragraph" style:parent-style-name="Standard">
      <style:text-properties style:use-window-font-color="true" fo:font-weight="bold" officeooo:rsid="0039bc4d" officeooo:paragraph-rsid="0039bc4d" style:font-weight-asian="bold" style:font-weight-complex="bold"/>
    </style:style>
    <style:style style:name="P7" style:family="paragraph" style:parent-style-name="Standard">
      <style:text-properties style:use-window-font-color="true" officeooo:paragraph-rsid="003a8b5a"/>
    </style:style>
    <style:style style:name="P8" style:family="paragraph" style:parent-style-name="Standard">
      <style:text-properties style:use-window-font-color="true" officeooo:rsid="005e579a" officeooo:paragraph-rsid="005e579a"/>
    </style:style>
    <style:style style:name="P9" style:family="paragraph" style:parent-style-name="Standard">
      <style:paragraph-properties fo:text-align="center" style:justify-single-word="false"/>
      <style:text-properties style:use-window-font-color="true" officeooo:rsid="005e579a" officeooo:paragraph-rsid="005e579a"/>
    </style:style>
    <style:style style:name="P10" style:family="paragraph" style:parent-style-name="Standard">
      <style:text-properties style:use-window-font-color="true" officeooo:rsid="003e94ec"/>
    </style:style>
    <style:style style:name="P11" style:family="paragraph" style:parent-style-name="Standard">
      <style:text-properties style:use-window-font-color="true" officeooo:rsid="003e94ec" officeooo:paragraph-rsid="003e94ec"/>
    </style:style>
    <style:style style:name="P12" style:family="paragraph" style:parent-style-name="Standard">
      <style:text-properties style:use-window-font-color="true" officeooo:rsid="0062f77f" officeooo:paragraph-rsid="0062f77f"/>
    </style:style>
    <style:style style:name="P13" style:family="paragraph" style:parent-style-name="Table_20_Contents">
      <style:text-properties style:use-window-font-color="true"/>
    </style:style>
    <style:style style:name="P14" style:family="paragraph" style:parent-style-name="Table_20_Contents">
      <style:text-properties style:use-window-font-color="true" officeooo:rsid="0039bc4d" officeooo:paragraph-rsid="0039bc4d"/>
    </style:style>
    <style:style style:name="P15" style:family="paragraph" style:parent-style-name="Table_20_Contents">
      <style:text-properties style:use-window-font-color="true" officeooo:rsid="005005ac" officeooo:paragraph-rsid="005005ac"/>
    </style:style>
    <style:style style:name="P16" style:family="paragraph" style:parent-style-name="Table_20_Contents">
      <style:text-properties style:use-window-font-color="true" officeooo:rsid="005005ac" officeooo:paragraph-rsid="005cb949"/>
    </style:style>
    <style:style style:name="P17" style:family="paragraph" style:parent-style-name="Table_20_Contents">
      <style:text-properties style:use-window-font-color="true" officeooo:rsid="003a8b5a" officeooo:paragraph-rsid="003a8b5a"/>
    </style:style>
    <style:style style:name="P18" style:family="paragraph" style:parent-style-name="Table_20_Contents">
      <style:text-properties style:use-window-font-color="true" style:font-name="Times New Roman" officeooo:rsid="005005ac" officeooo:paragraph-rsid="005005ac"/>
    </style:style>
    <style:style style:name="P19" style:family="paragraph" style:parent-style-name="tfTitre_20_Chapitre" style:master-page-name="Right_20_Page">
      <style:paragraph-properties style:page-number="auto"/>
      <style:text-properties style:use-window-font-color="true" officeooo:rsid="00398bf0" officeooo:paragraph-rsid="00398bf0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OpenSymbol1" fo:font-style="normal" officeooo:rsid="005e579a" officeooo:paragraph-rsid="005e579a" style:font-style-asian="normal" style:font-style-complex="normal"/>
    </style:style>
    <style:style style:name="P21" style:family="paragraph" style:parent-style-name="tfTitre_20_1_29_">
      <style:text-properties style:use-window-font-color="true"/>
    </style:style>
    <style:style style:name="P22" style:family="paragraph" style:parent-style-name="tfTitre_20_1_29_">
      <style:text-properties style:use-window-font-color="true" officeooo:rsid="0039bc4d"/>
    </style:style>
    <style:style style:name="P23" style:family="paragraph" style:parent-style-name="tfTitre_20_1_29_">
      <style:paragraph-properties fo:break-before="page"/>
      <style:text-properties style:use-window-font-color="true"/>
    </style:style>
    <style:style style:name="P24" style:family="paragraph" style:parent-style-name="tfTitre_20_I_29_">
      <style:text-properties style:use-window-font-color="true" officeooo:rsid="005ad6fa" officeooo:paragraph-rsid="005ad6fa"/>
    </style:style>
    <style:style style:name="P25" style:family="paragraph" style:parent-style-name="tfTitre_20_I_29_">
      <style:paragraph-properties fo:break-before="page"/>
      <style:text-properties style:use-window-font-color="true" officeooo:rsid="005e579a"/>
    </style:style>
    <style:style style:name="P26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a8b5a" style:font-style-asian="italic" style:font-style-complex="italic"/>
    </style:style>
    <style:style style:name="T3" style:family="text">
      <style:text-properties fo:font-style="italic" officeooo:rsid="0057a47f" style:font-style-asian="italic" style:font-style-complex="italic"/>
    </style:style>
    <style:style style:name="T4" style:family="text">
      <style:text-properties fo:font-style="italic" officeooo:rsid="005ad6fa" style:font-style-asian="italic" style:font-style-complex="italic"/>
    </style:style>
    <style:style style:name="T5" style:family="text">
      <style:text-properties fo:font-style="italic" officeooo:rsid="003a8b5a"/>
    </style:style>
    <style:style style:name="T6" style:family="text">
      <style:text-properties officeooo:rsid="0039bc4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3a8b5a"/>
    </style:style>
    <style:style style:name="T9" style:family="text">
      <style:text-properties officeooo:rsid="00497e45"/>
    </style:style>
    <style:style style:name="T10" style:family="text">
      <style:text-properties officeooo:rsid="005005ac"/>
    </style:style>
    <style:style style:name="T11" style:family="text">
      <style:text-properties officeooo:rsid="0057836b"/>
    </style:style>
    <style:style style:name="T12" style:family="text">
      <style:text-properties officeooo:rsid="0057a47f"/>
    </style:style>
    <style:style style:name="T13" style:family="text">
      <style:text-properties officeooo:rsid="0059110d"/>
    </style:style>
    <style:style style:name="T14" style:family="text">
      <style:text-properties officeooo:rsid="005ad6fa"/>
    </style:style>
    <style:style style:name="T15" style:family="text">
      <style:text-properties officeooo:rsid="005cb949"/>
    </style:style>
    <style:style style:name="T16" style:family="text">
      <style:text-properties officeooo:rsid="005e579a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OpenSymbol2" fo:font-style="normal" style:font-style-asian="normal" style:font-style-complex="normal"/>
    </style:style>
    <style:style style:name="T19" style:family="text">
      <style:text-properties style:font-name="OpenSymbol1" fo:font-style="normal" style:font-style-asian="normal" style:font-style-complex="normal"/>
    </style:style>
    <style:style style:name="T20" style:family="text">
      <style:text-properties officeooo:rsid="0061e7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3.65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0.73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luctuation d’échantillonnage</text:p>
      <text:p text:style-name="P3"/>
      <text:p text:style-name="P3"><draw:frame text:anchor-type="paragraph" draw:z-index="2" draw:style-name="gr2" draw:text-style-name="P26" svg:width="11.531cm" svg:height="0.733cm" svg:x="3.734cm" svg:y="0.318cm"><draw:text-box><text:p><text:span text:style-name="T22">Commencer par 2-fluctuation-activite1.pdf</text:span></text:p></draw:text-box></draw:frame></text:p>
      <text:p text:style-name="P3"/>
      <text:p text:style-name="P3"/>
      <text:list xml:id="list1646818987" text:style-name="tfNum_20_I_29_">
        <text:list-item>
          <text:p text:style-name="P24">Estimer une proportion</text:p>
        </text:list-item>
      </text:list>
      <text:list xml:id="list3911537032" text:style-name="tfNum_20_1_29_">
        <text:list-item>
          <text:p text:style-name="P22">Échantillonnage</text:p>
        </text:list-item>
      </text:list>
      <text:p text:style-name="P4"><text:span text:style-name="T6">O</text:span>n s’intéresse à la proportion d’individus ayant une caractéristique donnée dans une population très importante.</text:p>
      <text:p text:style-name="P4">On est alors souvent dans l’impossibilité d’interroger tous les individus et on se contente de déterminer <text:span text:style-name="T11">cette</text:span> proportion dans un <text:span text:style-name="T10">gros</text:span> <text:span text:style-name="T7">échantillon</text:span> de la population.</text:p>
      <text:p text:style-name="P5"><text:span text:style-name="T12">On note habituellement </text:span><text:span text:style-name="T3">p</text:span><text:span text:style-name="T12"> la proportion dans l’ensemble de la population et </text:span><text:span text:style-name="T3">f</text:span><text:span text:style-name="T12"> cette proportion dans l’échantillon.</text:span></text:p>
      <text:p text:style-name="P1"/>
      <text:p text:style-name="P6">Ex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<text:span text:style-name="T8">Proportion étudiée</text:span> :</text:p>
          </table:table-cell>
          <table:table-cell table:style-name="Tableau4.A1" office:value-type="string">
            <text:p text:style-name="P1"><text:span text:style-name="T6">P</text:span>opulation :</text:p>
          </table:table-cell>
          <table:table-cell table:style-name="Tableau4.C1" office:value-type="string">
            <text:p text:style-name="P14">Échantillon :</text:p>
          </table:table-cell>
        </table:table-row>
        <table:table-row>
          <table:table-cell table:style-name="Tableau4.A2" office:value-type="string">
            <text:p text:style-name="P1"><text:span text:style-name="T12">P</text:span>roportion de<text:span text:style-name="T13">s personnes</text:span> qui vont voter pour Monsieur X</text:p>
          </table:table-cell>
          <table:table-cell table:style-name="Tableau4.A2" office:value-type="string">
            <text:p text:style-name="P1">Français en âge de <text:span text:style-name="T6">voter</text:span></text:p>
          </table:table-cell>
          <table:table-cell table:style-name="Tableau4.C2" office:value-type="string">
            <text:p text:style-name="P1">1000 électeurs choisis au hasard</text:p>
          </table:table-cell>
        </table:table-row>
        <table:table-row>
          <table:table-cell table:style-name="Tableau4.A2" office:value-type="string">
            <text:p text:style-name="P1"><text:span text:style-name="T12">P</text:span>roportion des <text:span text:style-name="T8">baguettes </text:span>qui pèsent moins de 230 g dans <text:span text:style-name="T9">m</text:span>a boulangerie</text:p>
          </table:table-cell>
          <table:table-cell table:style-name="Tableau4.A2" office:value-type="string">
            <text:p text:style-name="P1"><text:span text:style-name="T9">B</text:span>aguette<text:span text:style-name="T9">s</text:span> de 250 g <text:span text:style-name="T20">vendue</text:span>s <text:span text:style-name="T20">dans cette boulangerie</text:span></text:p>
          </table:table-cell>
          <table:table-cell table:style-name="Tableau4.C2" office:value-type="string">
            <text:p text:style-name="P1">100 dernières baguette<text:span text:style-name="T9">s</text:span> achetées</text:p>
          </table:table-cell>
        </table:table-row>
        <table:table-row>
          <table:table-cell table:style-name="Tableau4.A2" office:value-type="string">
            <text:p text:style-name="P1"><text:span text:style-name="T12">P</text:span>robabilité d’obtenir <text:span text:style-name="T8">un </text:span>6 <text:span text:style-name="T14">aux dés</text:span></text:p>
          </table:table-cell>
          <table:table-cell table:style-name="Tableau4.A2" office:value-type="string">
            <text:p text:style-name="P1"><text:span text:style-name="T9">I</text:span>nfinité de lancer<text:span text:style-name="T20">s</text:span> <text:span text:style-name="T9">de</text:span> d<text:span text:style-name="T9">é</text:span>s</text:p>
          </table:table-cell>
          <table:table-cell table:style-name="Tableau4.C2" office:value-type="string">
            <text:p text:style-name="P1"><text:span text:style-name="T8">100</text:span> lancer<text:span text:style-name="T8">s</text:span> de <text:span text:style-name="T8">dés</text:span></text:p>
          </table:table-cell>
        </table:table-row>
      </table:table>
      <text:p text:style-name="P4"/>
      <text:p text:style-name="P12"><text:span text:style-name="T21">Remarque :</text:span> Dans ce chapitre, la caractéristique étudiée est toujours une caractéristique en « vrai ou faux » (2 possibilités seulement)</text:p>
      <text:list xml:id="list201025075867104" text:continue-numbering="true" text:style-name="tfNum_20_1_29_">
        <text:list-item>
          <text:p text:style-name="P23"><text:span text:style-name="T8">F</text:span>luctuation</text:p>
        </text:list-item>
      </text:list>
      <text:p text:style-name="P7"><text:span text:style-name="T8">L</text:span>orsque l’on compare plusieurs échantillons de même taille, on constate que les valeurs de <text:span text:style-name="T2">f</text:span> observées varient autour de la proportion <text:span text:style-name="T2">p</text:span> <text:span text:style-name="T8">obtenue </text:span>pour la population totale.</text:p>
      <text:p text:style-name="P1">Ce phénomène est appelé « fluctuation d’échantillonnage ».</text:p>
      <text:p text:style-name="P2"><text:span text:style-name="T14">La « loi des grands nombres » dit que p</text:span>lus les échantillons sont grands, plus les fluctuations de <text:span text:style-name="T2">f</text:span> sont petites,<text:span text:style-name="T10"> </text:span>plus les valeurs de <text:span text:style-name="T2">f</text:span> <text:span text:style-name="T10">sont proches de </text:span><text:span text:style-name="T2">p</text:span> <text:span text:style-name="T20">et permettent donc d’estimer avec précision la valeur de </text:span><text:span text:style-name="T4">p</text:span><text:span text:style-name="T14">.</text:span></text:p>
      <text:p text:style-name="P2"/>
      <text:p text:style-name="P2"/>
      <text:list xml:id="list201027091155495" text:continue-numbering="true" text:style-name="tfNum_20_1_29_">
        <text:list-item>
          <text:p text:style-name="P21">Précision de l’estimation</text:p>
        </text:list-item>
      </text:list>
      <text:p text:style-name="P8">Lorsque l’on estime <text:span text:style-name="T1">p</text:span> en utilisant une valeur de <text:span text:style-name="T1">f</text:span>, l’erreur est<text:span text:style-name="T17"> | </text:span><text:span text:style-name="T1">f</text:span> – <text:span text:style-name="T1">p</text:span><text:span text:style-name="T17"> |.</text:span></text:p>
      <text:p text:style-name="P8"><text:span text:style-name="T17">Les mathématiciens ont montré que dans une grande majorité de cas (</text:span><text:span text:style-name="T18">≈</text:span> <text:span text:style-name="T17">95 % des cas), on a :</text:span></text:p>
      <text:p text:style-name="P9"><text:span text:style-name="T17">| </text:span><text:span text:style-name="T1">f</text:span><text:span text:style-name="T17"> – </text:span><text:span text:style-name="T1">p</text:span><text:span text:style-name="T17"> | </text:span><text:span text:style-name="T19"> </text:span><text:span text:style-name="T19"><draw:frame draw:style-name="fr1" draw:name="Objet1" text:anchor-type="as-char" svg:y="-0.93cm" svg:width="1.055cm" svg:height="1.572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0"/>
      <text:list xml:id="list201026180812059" text:continue-list="list1646818987" text:style-name="tfNum_20_I_29_">
        <text:list-item>
          <text:p text:style-name="P25">Dans les exercices</text:p>
        </text:list-item>
      </text:list>
      <text:p text:style-name="P1"><text:span text:style-name="T8">U</text:span>ne grande partie des situations concrètes sur lesquelles nous allons travailler sont issu<text:span text:style-name="T8">e</text:span>s du hasard : lancer<text:span text:style-name="T8">s</text:span> de d<text:span text:style-name="T8">és</text:span>, d’une pièce de monnaie, choix d’une carte dans un jeu… <text:span text:style-name="T16">En effet, l’intérêt des expériences aléatoires est que l’on peut les simuler avec une calculatrice ou un ordinateur et vérifier ainsi la loi des grands nombres par l’expérience.</text:span>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5">Python</text:p>
            <text:p text:style-name="P16"><text:span text:style-name="T15">(module</text:span> random<text:span text:style-name="T15">)</text:span></text:p>
          </table:table-cell>
          <table:table-cell table:style-name="Tableau1.A1" office:value-type="string">
            <text:p text:style-name="P17">Texas</text:p>
          </table:table-cell>
          <table:table-cell table:style-name="Tableau1.D1" office:value-type="string">
            <text:p text:style-name="P17">Tableur</text:p>
          </table:table-cell>
        </table:table-row>
        <table:table-row>
          <table:table-cell table:style-name="Tableau1.A2" office:value-type="string">
            <text:p text:style-name="P1"><text:span text:style-name="T5">x</text:span> ∈<text:span text:style-name="T8"> [0 ; 1[</text:span></text:p>
          </table:table-cell>
          <table:table-cell table:style-name="Tableau1.A2" office:value-type="string">
            <text:p text:style-name="P15">random()</text:p>
          </table:table-cell>
          <table:table-cell table:style-name="Tableau1.A2" office:value-type="string">
            <text:p text:style-name="P17">NbrAléat</text:p>
          </table:table-cell>
          <table:table-cell table:style-name="Tableau1.D2" office:value-type="string">
            <text:p text:style-name="P17">=ALEA()</text:p>
          </table:table-cell>
        </table:table-row>
        <table:table-row>
          <table:table-cell table:style-name="Tableau1.A2" office:value-type="string">
            <text:p text:style-name="P1"><text:span text:style-name="T2">n</text:span><text:span text:style-name="T8"> ∈ {1;2;3;4;5;6}</text:span></text:p>
          </table:table-cell>
          <table:table-cell table:style-name="Tableau1.A2" office:value-type="string">
            <text:p text:style-name="P18">randint(1,6)</text:p>
          </table:table-cell>
          <table:table-cell table:style-name="Tableau1.A2" office:value-type="string">
            <text:p text:style-name="P17">NbrAléatEnt(1,6)</text:p>
          </table:table-cell>
          <table:table-cell table:style-name="Tableau1.D2" office:value-type="string">
            <text:p text:style-name="P17">=ALEA.ENTRE.BORNES(1;6)</text:p>
          </table:table-cell>
        </table:table-row>
      </table:table>
      <text:p text:style-name="P1"/>
      <text:p text:style-name="P10"/>
      <text:p text:style-name="P11"/>
      <text:p text:style-name="P11"><draw:frame text:anchor-type="paragraph" draw:z-index="0" draw:style-name="gr1" draw:text-style-name="P26" svg:width="6.002cm" svg:height="5.845cm" svg:x="13.005cm" svg:y="1.05cm"><draw:text-box><text:p><text:span text:style-name="T22">p365 : 3</text:span></text:p><text:p><text:span text:style-name="T22">p374 : 21, 22</text:span></text:p><text:p><text:span text:style-name="T22">p375 : 26, 27, 28, 29</text:span></text:p><text:p><text:span text:style-name="T22">p376 : 30, 31, 33</text:span></text:p><text:p><text:span text:style-name="T22">p377 : 34</text:span></text:p><text:p><text:span text:style-name="T22"/></text:p><text:p><text:span text:style-name="T22">Tableur</text:span></text:p><text:p><text:span text:style-name="T22">p374 : 24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63%" draw:distance="63%"/>
    <draw:stroke-dash draw:name="Dashed_20__28_var_29__20_100" draw:display-name="Dashed (var) 100" draw:style="round" draw:dots2="2" draw:distance="0.013cm"/>
    <draw:stroke-dash draw:name="Dashed_20__28_var_29__20_101" draw:display-name="Dashed (var) 101" draw:style="round" draw:dots2="2" draw:distance="0.013cm"/>
    <draw:stroke-dash draw:name="Dashed_20__28_var_29__20_102" draw:display-name="Dashed (var) 102" draw:style="round" draw:dots2="2" draw:distance="0.013cm"/>
    <draw:stroke-dash draw:name="Dashed_20__28_var_29__20_103" draw:display-name="Dashed (var) 103" draw:style="round" draw:dots2="2" draw:distance="0.013cm"/>
    <draw:stroke-dash draw:name="Dashed_20__28_var_29__20_104" draw:display-name="Dashed (var) 104" draw:style="round" draw:dots2="2" draw:distance="0.013cm"/>
    <draw:stroke-dash draw:name="Dashed_20__28_var_29__20_105" draw:display-name="Dashed (var) 105" draw:style="round" draw:dots2="2" draw:distance="0.013cm"/>
    <draw:stroke-dash draw:name="Dashed_20__28_var_29__20_106" draw:display-name="Dashed (var) 106" draw:style="round" draw:dots2="2" draw:distance="0.013cm"/>
    <draw:stroke-dash draw:name="Dashed_20__28_var_29__20_107" draw:display-name="Dashed (var) 107" draw:style="round" draw:dots2="2" draw:distance="0.013cm"/>
    <draw:stroke-dash draw:name="Dashed_20__28_var_29__20_108" draw:display-name="Dashed (var) 108" draw:style="round" draw:dots2="2" draw:distance="0.013cm"/>
    <draw:stroke-dash draw:name="Dashed_20__28_var_29__20_109" draw:display-name="Dashed (var) 109" draw:style="round" draw:dots2="2" draw:distance="0.013cm"/>
    <draw:stroke-dash draw:name="Dashed_20__28_var_29__20_11" draw:display-name="Dashed (var) 11" draw:style="rect" draw:dots1="1" draw:dots1-length="63%" draw:distance="63%"/>
    <draw:stroke-dash draw:name="Dashed_20__28_var_29__20_110" draw:display-name="Dashed (var) 110" draw:style="round" draw:dots2="2" draw:distance="0.013cm"/>
    <draw:stroke-dash draw:name="Dashed_20__28_var_29__20_111" draw:display-name="Dashed (var) 111" draw:style="round" draw:dots2="2" draw:distance="0.013cm"/>
    <draw:stroke-dash draw:name="Dashed_20__28_var_29__20_112" draw:display-name="Dashed (var) 112" draw:style="round" draw:dots2="2" draw:distance="0.013cm"/>
    <draw:stroke-dash draw:name="Dashed_20__28_var_29__20_113" draw:display-name="Dashed (var) 113" draw:style="round" draw:dots2="2" draw:distance="0.013cm"/>
    <draw:stroke-dash draw:name="Dashed_20__28_var_29__20_114" draw:display-name="Dashed (var) 114" draw:style="round" draw:dots2="2" draw:distance="0.013cm"/>
    <draw:stroke-dash draw:name="Dashed_20__28_var_29__20_115" draw:display-name="Dashed (var) 115" draw:style="round" draw:dots2="2" draw:distance="0.013cm"/>
    <draw:stroke-dash draw:name="Dashed_20__28_var_29__20_116" draw:display-name="Dashed (var) 116" draw:style="round" draw:dots2="2" draw:distance="0.013cm"/>
    <draw:stroke-dash draw:name="Dashed_20__28_var_29__20_117" draw:display-name="Dashed (var) 117" draw:style="round" draw:dots2="2" draw:distance="0.013cm"/>
    <draw:stroke-dash draw:name="Dashed_20__28_var_29__20_118" draw:display-name="Dashed (var) 118" draw:style="round" draw:dots2="2" draw:distance="0.007cm"/>
    <draw:stroke-dash draw:name="Dashed_20__28_var_29__20_119" draw:display-name="Dashed (var) 119" draw:style="round" draw:dots2="2" draw:distance="0.007cm"/>
    <draw:stroke-dash draw:name="Dashed_20__28_var_29__20_12" draw:display-name="Dashed (var) 12" draw:style="rect" draw:dots1="1" draw:dots1-length="63%" draw:distance="63%"/>
    <draw:stroke-dash draw:name="Dashed_20__28_var_29__20_120" draw:display-name="Dashed (var) 120" draw:style="round" draw:dots2="2" draw:distance="0.007cm"/>
    <draw:stroke-dash draw:name="Dashed_20__28_var_29__20_121" draw:display-name="Dashed (var) 121" draw:style="round" draw:dots2="2" draw:distance="0.007cm"/>
    <draw:stroke-dash draw:name="Dashed_20__28_var_29__20_122" draw:display-name="Dashed (var) 122" draw:style="round" draw:dots2="2" draw:distance="0.007cm"/>
    <draw:stroke-dash draw:name="Dashed_20__28_var_29__20_123" draw:display-name="Dashed (var) 123" draw:style="round" draw:dots2="2" draw:distance="0.007cm"/>
    <draw:stroke-dash draw:name="Dashed_20__28_var_29__20_124" draw:display-name="Dashed (var) 124" draw:style="round" draw:dots2="2" draw:distance="0.007cm"/>
    <draw:stroke-dash draw:name="Dashed_20__28_var_29__20_125" draw:display-name="Dashed (var) 125" draw:style="round" draw:dots2="2" draw:distance="0.007cm"/>
    <draw:stroke-dash draw:name="Dashed_20__28_var_29__20_126" draw:display-name="Dashed (var) 126" draw:style="round" draw:dots2="2" draw:distance="0.007cm"/>
    <draw:stroke-dash draw:name="Dashed_20__28_var_29__20_127" draw:display-name="Dashed (var) 127" draw:style="round" draw:dots2="2" draw:distance="0.007cm"/>
    <draw:stroke-dash draw:name="Dashed_20__28_var_29__20_128" draw:display-name="Dashed (var) 128" draw:style="round" draw:dots2="2" draw:distance="0.007cm"/>
    <draw:stroke-dash draw:name="Dashed_20__28_var_29__20_129" draw:display-name="Dashed (var) 129" draw:style="round" draw:dots2="2" draw:distance="0.007cm"/>
    <draw:stroke-dash draw:name="Dashed_20__28_var_29__20_13" draw:display-name="Dashed (var) 13" draw:style="rect" draw:dots1="1" draw:dots1-length="63%" draw:distance="63%"/>
    <draw:stroke-dash draw:name="Dashed_20__28_var_29__20_130" draw:display-name="Dashed (var) 130" draw:style="round" draw:dots2="2" draw:distance="0.007cm"/>
    <draw:stroke-dash draw:name="Dashed_20__28_var_29__20_131" draw:display-name="Dashed (var) 131" draw:style="round" draw:dots2="2" draw:distance="0.007cm"/>
    <draw:stroke-dash draw:name="Dashed_20__28_var_29__20_132" draw:display-name="Dashed (var) 132" draw:style="round" draw:dots2="2" draw:distance="0.007cm"/>
    <draw:stroke-dash draw:name="Dashed_20__28_var_29__20_133" draw:display-name="Dashed (var) 133" draw:style="round" draw:dots2="2" draw:distance="0.007cm"/>
    <draw:stroke-dash draw:name="Dashed_20__28_var_29__20_134" draw:display-name="Dashed (var) 134" draw:style="round" draw:dots2="2" draw:distance="0.007cm"/>
    <draw:stroke-dash draw:name="Dashed_20__28_var_29__20_135" draw:display-name="Dashed (var) 135" draw:style="round" draw:dots2="2" draw:distance="0.007cm"/>
    <draw:stroke-dash draw:name="Dashed_20__28_var_29__20_136" draw:display-name="Dashed (var) 136" draw:style="round" draw:dots2="2" draw:distance="0.007cm"/>
    <draw:stroke-dash draw:name="Dashed_20__28_var_29__20_137" draw:display-name="Dashed (var) 137" draw:style="round" draw:dots2="2" draw:distance="0.007cm"/>
    <draw:stroke-dash draw:name="Dashed_20__28_var_29__20_138" draw:display-name="Dashed (var) 138" draw:style="round" draw:dots2="2" draw:distance="0.007cm"/>
    <draw:stroke-dash draw:name="Dashed_20__28_var_29__20_139" draw:display-name="Dashed (var) 139" draw:style="round" draw:dots2="2" draw:distance="0.007cm"/>
    <draw:stroke-dash draw:name="Dashed_20__28_var_29__20_14" draw:display-name="Dashed (var) 14" draw:style="rect" draw:dots1="1" draw:dots1-length="63%" draw:distance="63%"/>
    <draw:stroke-dash draw:name="Dashed_20__28_var_29__20_140" draw:display-name="Dashed (var) 140" draw:style="round" draw:dots2="2" draw:distance="0.007cm"/>
    <draw:stroke-dash draw:name="Dashed_20__28_var_29__20_141" draw:display-name="Dashed (var) 141" draw:style="round" draw:dots2="2" draw:distance="0.007cm"/>
    <draw:stroke-dash draw:name="Dashed_20__28_var_29__20_142" draw:display-name="Dashed (var) 142" draw:style="round" draw:dots2="2" draw:distance="0.007cm"/>
    <draw:stroke-dash draw:name="Dashed_20__28_var_29__20_143" draw:display-name="Dashed (var) 143" draw:style="rect" draw:dots1="1" draw:dots1-length="36%" draw:distance="36%"/>
    <draw:stroke-dash draw:name="Dashed_20__28_var_29__20_144" draw:display-name="Dashed (var) 144" draw:style="rect" draw:dots1="1" draw:dots1-length="36%" draw:distance="36%"/>
    <draw:stroke-dash draw:name="Dashed_20__28_var_29__20_145" draw:display-name="Dashed (var) 145" draw:style="rect" draw:dots1="1" draw:dots1-length="36%" draw:distance="36%"/>
    <draw:stroke-dash draw:name="Dashed_20__28_var_29__20_146" draw:display-name="Dashed (var) 146" draw:style="rect" draw:dots1="1" draw:dots1-length="36%" draw:distance="36%"/>
    <draw:stroke-dash draw:name="Dashed_20__28_var_29__20_147" draw:display-name="Dashed (var) 147" draw:style="rect" draw:dots1="1" draw:dots1-length="36%" draw:distance="36%"/>
    <draw:stroke-dash draw:name="Dashed_20__28_var_29__20_148" draw:display-name="Dashed (var) 148" draw:style="rect" draw:dots1="1" draw:dots1-length="36%" draw:distance="36%"/>
    <draw:stroke-dash draw:name="Dashed_20__28_var_29__20_149" draw:display-name="Dashed (var) 149" draw:style="rect" draw:dots1="1" draw:dots1-length="36%" draw:distance="36%"/>
    <draw:stroke-dash draw:name="Dashed_20__28_var_29__20_15" draw:display-name="Dashed (var) 15" draw:style="rect" draw:dots1="1" draw:dots1-length="63%" draw:distance="63%"/>
    <draw:stroke-dash draw:name="Dashed_20__28_var_29__20_150" draw:display-name="Dashed (var) 150" draw:style="rect" draw:dots1="1" draw:dots1-length="36%" draw:distance="36%"/>
    <draw:stroke-dash draw:name="Dashed_20__28_var_29__20_151" draw:display-name="Dashed (var) 151" draw:style="rect" draw:dots1="1" draw:dots1-length="36%" draw:distance="36%"/>
    <draw:stroke-dash draw:name="Dashed_20__28_var_29__20_152" draw:display-name="Dashed (var) 152" draw:style="rect" draw:dots1="1" draw:dots1-length="36%" draw:distance="36%"/>
    <draw:stroke-dash draw:name="Dashed_20__28_var_29__20_153" draw:display-name="Dashed (var) 153" draw:style="rect" draw:dots1="1" draw:dots1-length="36%" draw:distance="36%"/>
    <draw:stroke-dash draw:name="Dashed_20__28_var_29__20_154" draw:display-name="Dashed (var) 154" draw:style="rect" draw:dots1="1" draw:dots1-length="36%" draw:distance="36%"/>
    <draw:stroke-dash draw:name="Dashed_20__28_var_29__20_155" draw:display-name="Dashed (var) 155" draw:style="rect" draw:dots1="1" draw:dots1-length="36%" draw:distance="36%"/>
    <draw:stroke-dash draw:name="Dashed_20__28_var_29__20_156" draw:display-name="Dashed (var) 156" draw:style="rect" draw:dots1="1" draw:dots1-length="36%" draw:distance="36%"/>
    <draw:stroke-dash draw:name="Dashed_20__28_var_29__20_157" draw:display-name="Dashed (var) 157" draw:style="rect" draw:dots1="1" draw:dots1-length="36%" draw:distance="36%"/>
    <draw:stroke-dash draw:name="Dashed_20__28_var_29__20_158" draw:display-name="Dashed (var) 158" draw:style="rect" draw:dots1="1" draw:dots1-length="36%" draw:distance="36%"/>
    <draw:stroke-dash draw:name="Dashed_20__28_var_29__20_159" draw:display-name="Dashed (var) 159" draw:style="rect" draw:dots1="1" draw:dots1-length="36%" draw:distance="36%"/>
    <draw:stroke-dash draw:name="Dashed_20__28_var_29__20_16" draw:display-name="Dashed (var) 16" draw:style="rect" draw:dots1="1" draw:dots1-length="63%" draw:distance="63%"/>
    <draw:stroke-dash draw:name="Dashed_20__28_var_29__20_160" draw:display-name="Dashed (var) 160" draw:style="rect" draw:dots1="1" draw:dots1-length="36%" draw:distance="36%"/>
    <draw:stroke-dash draw:name="Dashed_20__28_var_29__20_161" draw:display-name="Dashed (var) 161" draw:style="rect" draw:dots1="1" draw:dots1-length="36%" draw:distance="36%"/>
    <draw:stroke-dash draw:name="Dashed_20__28_var_29__20_162" draw:display-name="Dashed (var) 162" draw:style="rect" draw:dots1="1" draw:dots1-length="36%" draw:distance="36%"/>
    <draw:stroke-dash draw:name="Dashed_20__28_var_29__20_163" draw:display-name="Dashed (var) 163" draw:style="rect" draw:dots1="1" draw:dots1-length="36%" draw:distance="36%"/>
    <draw:stroke-dash draw:name="Dashed_20__28_var_29__20_164" draw:display-name="Dashed (var) 164" draw:style="rect" draw:dots1="1" draw:dots1-length="36%" draw:distance="36%"/>
    <draw:stroke-dash draw:name="Dashed_20__28_var_29__20_165" draw:display-name="Dashed (var) 165" draw:style="rect" draw:dots1="1" draw:dots1-length="36%" draw:distance="36%"/>
    <draw:stroke-dash draw:name="Dashed_20__28_var_29__20_166" draw:display-name="Dashed (var) 166" draw:style="rect" draw:dots1="1" draw:dots1-length="36%" draw:distance="36%"/>
    <draw:stroke-dash draw:name="Dashed_20__28_var_29__20_167" draw:display-name="Dashed (var) 167" draw:style="round" draw:dots2="2" draw:distance="0.004cm"/>
    <draw:stroke-dash draw:name="Dashed_20__28_var_29__20_168" draw:display-name="Dashed (var) 168" draw:style="round" draw:dots2="2" draw:distance="0.004cm"/>
    <draw:stroke-dash draw:name="Dashed_20__28_var_29__20_169" draw:display-name="Dashed (var) 169" draw:style="round" draw:dots2="2" draw:distance="0.004cm"/>
    <draw:stroke-dash draw:name="Dashed_20__28_var_29__20_17" draw:display-name="Dashed (var) 17" draw:style="rect" draw:dots1="1" draw:dots1-length="63%" draw:distance="63%"/>
    <draw:stroke-dash draw:name="Dashed_20__28_var_29__20_170" draw:display-name="Dashed (var) 170" draw:style="round" draw:dots2="2" draw:distance="0.004cm"/>
    <draw:stroke-dash draw:name="Dashed_20__28_var_29__20_171" draw:display-name="Dashed (var) 171" draw:style="round" draw:dots2="2" draw:distance="0.004cm"/>
    <draw:stroke-dash draw:name="Dashed_20__28_var_29__20_172" draw:display-name="Dashed (var) 172" draw:style="round" draw:dots2="2" draw:distance="0.004cm"/>
    <draw:stroke-dash draw:name="Dashed_20__28_var_29__20_173" draw:display-name="Dashed (var) 173" draw:style="round" draw:dots2="2" draw:distance="0.004cm"/>
    <draw:stroke-dash draw:name="Dashed_20__28_var_29__20_174" draw:display-name="Dashed (var) 174" draw:style="round" draw:dots2="2" draw:distance="0.004cm"/>
    <draw:stroke-dash draw:name="Dashed_20__28_var_29__20_175" draw:display-name="Dashed (var) 175" draw:style="round" draw:dots2="2" draw:distance="0.004cm"/>
    <draw:stroke-dash draw:name="Dashed_20__28_var_29__20_176" draw:display-name="Dashed (var) 176" draw:style="round" draw:dots2="2" draw:distance="0.004cm"/>
    <draw:stroke-dash draw:name="Dashed_20__28_var_29__20_177" draw:display-name="Dashed (var) 177" draw:style="round" draw:dots2="2" draw:distance="0.004cm"/>
    <draw:stroke-dash draw:name="Dashed_20__28_var_29__20_178" draw:display-name="Dashed (var) 178" draw:style="round" draw:dots2="2" draw:distance="0.004cm"/>
    <draw:stroke-dash draw:name="Dashed_20__28_var_29__20_179" draw:display-name="Dashed (var) 179" draw:style="round" draw:dots2="2" draw:distance="0.004cm"/>
    <draw:stroke-dash draw:name="Dashed_20__28_var_29__20_18" draw:display-name="Dashed (var) 18" draw:style="rect" draw:dots1="1" draw:dots1-length="63%" draw:distance="63%"/>
    <draw:stroke-dash draw:name="Dashed_20__28_var_29__20_180" draw:display-name="Dashed (var) 180" draw:style="round" draw:dots2="2" draw:distance="0.004cm"/>
    <draw:stroke-dash draw:name="Dashed_20__28_var_29__20_181" draw:display-name="Dashed (var) 181" draw:style="round" draw:dots2="2" draw:distance="0.004cm"/>
    <draw:stroke-dash draw:name="Dashed_20__28_var_29__20_182" draw:display-name="Dashed (var) 182" draw:style="round" draw:dots2="2" draw:distance="0.004cm"/>
    <draw:stroke-dash draw:name="Dashed_20__28_var_29__20_183" draw:display-name="Dashed (var) 183" draw:style="round" draw:dots2="2" draw:distance="0.004cm"/>
    <draw:stroke-dash draw:name="Dashed_20__28_var_29__20_184" draw:display-name="Dashed (var) 184" draw:style="round" draw:dots2="2" draw:distance="0.004cm"/>
    <draw:stroke-dash draw:name="Dashed_20__28_var_29__20_185" draw:display-name="Dashed (var) 185" draw:style="round" draw:dots2="2" draw:distance="0.004cm"/>
    <draw:stroke-dash draw:name="Dashed_20__28_var_29__20_186" draw:display-name="Dashed (var) 186" draw:style="round" draw:dots2="2" draw:distance="0.004cm"/>
    <draw:stroke-dash draw:name="Dashed_20__28_var_29__20_187" draw:display-name="Dashed (var) 187" draw:style="round" draw:dots2="2" draw:distance="0.004cm"/>
    <draw:stroke-dash draw:name="Dashed_20__28_var_29__20_188" draw:display-name="Dashed (var) 188" draw:style="round" draw:dots2="2" draw:distance="0.004cm"/>
    <draw:stroke-dash draw:name="Dashed_20__28_var_29__20_189" draw:display-name="Dashed (var) 189" draw:style="round" draw:dots2="2" draw:distance="0.004cm"/>
    <draw:stroke-dash draw:name="Dashed_20__28_var_29__20_19" draw:display-name="Dashed (var) 19" draw:style="rect" draw:dots1="1" draw:dots1-length="63%" draw:distance="63%"/>
    <draw:stroke-dash draw:name="Dashed_20__28_var_29__20_190" draw:display-name="Dashed (var) 190" draw:style="round" draw:dots2="2" draw:distance="0.004cm"/>
    <draw:stroke-dash draw:name="Dashed_20__28_var_29__20_191" draw:display-name="Dashed (var) 191" draw:style="round" draw:dots2="2" draw:distance="0.004cm"/>
    <draw:stroke-dash draw:name="Dashed_20__28_var_29__20_192" draw:display-name="Dashed (var) 192" draw:style="round" draw:dots2="2" draw:distance="0.004cm"/>
    <draw:stroke-dash draw:name="Dashed_20__28_var_29__20_193" draw:display-name="Dashed (var) 193" draw:style="rect" draw:dots1="1" draw:dots1-length="20%" draw:distance="20%"/>
    <draw:stroke-dash draw:name="Dashed_20__28_var_29__20_194" draw:display-name="Dashed (var) 194" draw:style="rect" draw:dots1="1" draw:dots1-length="20%" draw:distance="20%"/>
    <draw:stroke-dash draw:name="Dashed_20__28_var_29__20_195" draw:display-name="Dashed (var) 195" draw:style="rect" draw:dots1="1" draw:dots1-length="20%" draw:distance="20%"/>
    <draw:stroke-dash draw:name="Dashed_20__28_var_29__20_196" draw:display-name="Dashed (var) 196" draw:style="rect" draw:dots1="1" draw:dots1-length="20%" draw:distance="20%"/>
    <draw:stroke-dash draw:name="Dashed_20__28_var_29__20_197" draw:display-name="Dashed (var) 197" draw:style="rect" draw:dots1="1" draw:dots1-length="20%" draw:distance="20%"/>
    <draw:stroke-dash draw:name="Dashed_20__28_var_29__20_198" draw:display-name="Dashed (var) 198" draw:style="rect" draw:dots1="1" draw:dots1-length="20%" draw:distance="20%"/>
    <draw:stroke-dash draw:name="Dashed_20__28_var_29__20_199" draw:display-name="Dashed (var) 199" draw:style="rect" draw:dots1="1" draw:dots1-length="20%" draw:distance="20%"/>
    <draw:stroke-dash draw:name="Dashed_20__28_var_29__20_20" draw:display-name="Dashed (var) 20" draw:style="rect" draw:dots1="1" draw:dots1-length="63%" draw:distance="63%"/>
    <draw:stroke-dash draw:name="Dashed_20__28_var_29__20_200" draw:display-name="Dashed (var) 200" draw:style="rect" draw:dots1="1" draw:dots1-length="20%" draw:distance="20%"/>
    <draw:stroke-dash draw:name="Dashed_20__28_var_29__20_201" draw:display-name="Dashed (var) 201" draw:style="rect" draw:dots1="1" draw:dots1-length="20%" draw:distance="20%"/>
    <draw:stroke-dash draw:name="Dashed_20__28_var_29__20_202" draw:display-name="Dashed (var) 202" draw:style="rect" draw:dots1="1" draw:dots1-length="20%" draw:distance="20%"/>
    <draw:stroke-dash draw:name="Dashed_20__28_var_29__20_203" draw:display-name="Dashed (var) 203" draw:style="rect" draw:dots1="1" draw:dots1-length="20%" draw:distance="20%"/>
    <draw:stroke-dash draw:name="Dashed_20__28_var_29__20_204" draw:display-name="Dashed (var) 204" draw:style="rect" draw:dots1="1" draw:dots1-length="20%" draw:distance="20%"/>
    <draw:stroke-dash draw:name="Dashed_20__28_var_29__20_205" draw:display-name="Dashed (var) 205" draw:style="rect" draw:dots1="1" draw:dots1-length="20%" draw:distance="20%"/>
    <draw:stroke-dash draw:name="Dashed_20__28_var_29__20_206" draw:display-name="Dashed (var) 206" draw:style="rect" draw:dots1="1" draw:dots1-length="20%" draw:distance="20%"/>
    <draw:stroke-dash draw:name="Dashed_20__28_var_29__20_207" draw:display-name="Dashed (var) 207" draw:style="rect" draw:dots1="1" draw:dots1-length="20%" draw:distance="20%"/>
    <draw:stroke-dash draw:name="Dashed_20__28_var_29__20_208" draw:display-name="Dashed (var) 208" draw:style="rect" draw:dots1="1" draw:dots1-length="20%" draw:distance="20%"/>
    <draw:stroke-dash draw:name="Dashed_20__28_var_29__20_209" draw:display-name="Dashed (var) 209" draw:style="rect" draw:dots1="1" draw:dots1-length="20%" draw:distance="20%"/>
    <draw:stroke-dash draw:name="Dashed_20__28_var_29__20_21" draw:display-name="Dashed (var) 21" draw:style="rect" draw:dots1="1" draw:dots1-length="63%" draw:distance="63%"/>
    <draw:stroke-dash draw:name="Dashed_20__28_var_29__20_210" draw:display-name="Dashed (var) 210" draw:style="rect" draw:dots1="1" draw:dots1-length="20%" draw:distance="20%"/>
    <draw:stroke-dash draw:name="Dashed_20__28_var_29__20_211" draw:display-name="Dashed (var) 211" draw:style="rect" draw:dots1="1" draw:dots1-length="20%" draw:distance="20%"/>
    <draw:stroke-dash draw:name="Dashed_20__28_var_29__20_212" draw:display-name="Dashed (var) 212" draw:style="rect" draw:dots1="1" draw:dots1-length="20%" draw:distance="20%"/>
    <draw:stroke-dash draw:name="Dashed_20__28_var_29__20_213" draw:display-name="Dashed (var) 213" draw:style="rect" draw:dots1="1" draw:dots1-length="20%" draw:distance="20%"/>
    <draw:stroke-dash draw:name="Dashed_20__28_var_29__20_214" draw:display-name="Dashed (var) 214" draw:style="rect" draw:dots1="1" draw:dots1-length="20%" draw:distance="20%"/>
    <draw:stroke-dash draw:name="Dashed_20__28_var_29__20_215" draw:display-name="Dashed (var) 215" draw:style="rect" draw:dots1="1" draw:dots1-length="20%" draw:distance="20%"/>
    <draw:stroke-dash draw:name="Dashed_20__28_var_29__20_216" draw:display-name="Dashed (var) 216" draw:style="rect" draw:dots1="1" draw:dots1-length="20%" draw:distance="20%"/>
    <draw:stroke-dash draw:name="Dashed_20__28_var_29__20_217" draw:display-name="Dashed (var) 217" draw:style="round" draw:dots2="2" draw:distance="0.002cm"/>
    <draw:stroke-dash draw:name="Dashed_20__28_var_29__20_218" draw:display-name="Dashed (var) 218" draw:style="round" draw:dots2="2" draw:distance="0.002cm"/>
    <draw:stroke-dash draw:name="Dashed_20__28_var_29__20_219" draw:display-name="Dashed (var) 219" draw:style="round" draw:dots2="2" draw:distance="0.002cm"/>
    <draw:stroke-dash draw:name="Dashed_20__28_var_29__20_22" draw:display-name="Dashed (var) 22" draw:style="rect" draw:dots1="1" draw:dots1-length="63%" draw:distance="63%"/>
    <draw:stroke-dash draw:name="Dashed_20__28_var_29__20_220" draw:display-name="Dashed (var) 220" draw:style="round" draw:dots2="2" draw:distance="0.002cm"/>
    <draw:stroke-dash draw:name="Dashed_20__28_var_29__20_221" draw:display-name="Dashed (var) 221" draw:style="round" draw:dots2="2" draw:distance="0.002cm"/>
    <draw:stroke-dash draw:name="Dashed_20__28_var_29__20_222" draw:display-name="Dashed (var) 222" draw:style="round" draw:dots2="2" draw:distance="0.002cm"/>
    <draw:stroke-dash draw:name="Dashed_20__28_var_29__20_223" draw:display-name="Dashed (var) 223" draw:style="round" draw:dots2="2" draw:distance="0.002cm"/>
    <draw:stroke-dash draw:name="Dashed_20__28_var_29__20_224" draw:display-name="Dashed (var) 224" draw:style="round" draw:dots2="2" draw:distance="0.002cm"/>
    <draw:stroke-dash draw:name="Dashed_20__28_var_29__20_225" draw:display-name="Dashed (var) 225" draw:style="round" draw:dots2="2" draw:distance="0.002cm"/>
    <draw:stroke-dash draw:name="Dashed_20__28_var_29__20_226" draw:display-name="Dashed (var) 226" draw:style="round" draw:dots2="2" draw:distance="0.002cm"/>
    <draw:stroke-dash draw:name="Dashed_20__28_var_29__20_227" draw:display-name="Dashed (var) 227" draw:style="round" draw:dots2="2" draw:distance="0.002cm"/>
    <draw:stroke-dash draw:name="Dashed_20__28_var_29__20_228" draw:display-name="Dashed (var) 228" draw:style="round" draw:dots2="2" draw:distance="0.002cm"/>
    <draw:stroke-dash draw:name="Dashed_20__28_var_29__20_229" draw:display-name="Dashed (var) 229" draw:style="round" draw:dots2="2" draw:distance="0.002cm"/>
    <draw:stroke-dash draw:name="Dashed_20__28_var_29__20_23" draw:display-name="Dashed (var) 23" draw:style="rect" draw:dots1="1" draw:dots1-length="63%" draw:distance="63%"/>
    <draw:stroke-dash draw:name="Dashed_20__28_var_29__20_230" draw:display-name="Dashed (var) 230" draw:style="round" draw:dots2="2" draw:distance="0.002cm"/>
    <draw:stroke-dash draw:name="Dashed_20__28_var_29__20_231" draw:display-name="Dashed (var) 231" draw:style="round" draw:dots2="2" draw:distance="0.002cm"/>
    <draw:stroke-dash draw:name="Dashed_20__28_var_29__20_232" draw:display-name="Dashed (var) 232" draw:style="round" draw:dots2="2" draw:distance="0.002cm"/>
    <draw:stroke-dash draw:name="Dashed_20__28_var_29__20_233" draw:display-name="Dashed (var) 233" draw:style="round" draw:dots2="2" draw:distance="0.002cm"/>
    <draw:stroke-dash draw:name="Dashed_20__28_var_29__20_234" draw:display-name="Dashed (var) 234" draw:style="round" draw:dots2="2" draw:distance="0.002cm"/>
    <draw:stroke-dash draw:name="Dashed_20__28_var_29__20_235" draw:display-name="Dashed (var) 235" draw:style="round" draw:dots2="2" draw:distance="0.002cm"/>
    <draw:stroke-dash draw:name="Dashed_20__28_var_29__20_236" draw:display-name="Dashed (var) 236" draw:style="round" draw:dots2="2" draw:distance="0.002cm"/>
    <draw:stroke-dash draw:name="Dashed_20__28_var_29__20_237" draw:display-name="Dashed (var) 237" draw:style="round" draw:dots2="2" draw:distance="0.002cm"/>
    <draw:stroke-dash draw:name="Dashed_20__28_var_29__20_238" draw:display-name="Dashed (var) 238" draw:style="round" draw:dots2="2" draw:distance="0.002cm"/>
    <draw:stroke-dash draw:name="Dashed_20__28_var_29__20_239" draw:display-name="Dashed (var) 239" draw:style="round" draw:dots2="2" draw:distance="0.002cm"/>
    <draw:stroke-dash draw:name="Dashed_20__28_var_29__20_24" draw:display-name="Dashed (var) 24" draw:style="rect" draw:dots1="1" draw:dots1-length="63%" draw:distance="63%"/>
    <draw:stroke-dash draw:name="Dashed_20__28_var_29__20_240" draw:display-name="Dashed (var) 240" draw:style="round" draw:dots2="2" draw:distance="0.002cm"/>
    <draw:stroke-dash draw:name="Dashed_20__28_var_29__20_241" draw:display-name="Dashed (var) 241" draw:style="round" draw:dots2="2" draw:distance="0.002cm"/>
    <draw:stroke-dash draw:name="Dashed_20__28_var_29__20_242" draw:display-name="Dashed (var) 242" draw:style="round" draw:dots2="2" draw:distance="0.002cm"/>
    <draw:stroke-dash draw:name="Dashed_20__28_var_29__20_243" draw:display-name="Dashed (var) 243" draw:style="round" draw:dots2="2" draw:distance="0.002cm"/>
    <draw:stroke-dash draw:name="Dashed_20__28_var_29__20_244" draw:display-name="Dashed (var) 244" draw:style="round" draw:dots2="2" draw:distance="0.002cm"/>
    <draw:stroke-dash draw:name="Dashed_20__28_var_29__20_245" draw:display-name="Dashed (var) 245" draw:style="round" draw:dots2="2" draw:distance="0.002cm"/>
    <draw:stroke-dash draw:name="Dashed_20__28_var_29__20_246" draw:display-name="Dashed (var) 246" draw:style="round" draw:dots2="2" draw:distance="0.002cm"/>
    <draw:stroke-dash draw:name="Dashed_20__28_var_29__20_247" draw:display-name="Dashed (var) 247" draw:style="round" draw:dots2="2" draw:distance="0.002cm"/>
    <draw:stroke-dash draw:name="Dashed_20__28_var_29__20_248" draw:display-name="Dashed (var) 248" draw:style="round" draw:dots2="2" draw:distance="0.002cm"/>
    <draw:stroke-dash draw:name="Dashed_20__28_var_29__20_249" draw:display-name="Dashed (var) 249" draw:style="round" draw:dots2="2" draw:distance="0.002cm"/>
    <draw:stroke-dash draw:name="Dashed_20__28_var_29__20_25" draw:display-name="Dashed (var) 25" draw:style="rect" draw:dots1="1" draw:dots1-length="63%" draw:distance="63%"/>
    <draw:stroke-dash draw:name="Dashed_20__28_var_29__20_250" draw:display-name="Dashed (var) 250" draw:style="round" draw:dots2="2" draw:distance="0.002cm"/>
    <draw:stroke-dash draw:name="Dashed_20__28_var_29__20_251" draw:display-name="Dashed (var) 251" draw:style="round" draw:dots2="2" draw:distance="0.002cm"/>
    <draw:stroke-dash draw:name="Dashed_20__28_var_29__20_252" draw:display-name="Dashed (var) 252" draw:style="round" draw:dots2="2" draw:distance="0.002cm"/>
    <draw:stroke-dash draw:name="Dashed_20__28_var_29__20_253" draw:display-name="Dashed (var) 253" draw:style="round" draw:dots2="2" draw:distance="0.002cm"/>
    <draw:stroke-dash draw:name="Dashed_20__28_var_29__20_254" draw:display-name="Dashed (var) 254" draw:style="round" draw:dots2="2" draw:distance="0.002cm"/>
    <draw:stroke-dash draw:name="Dashed_20__28_var_29__20_255" draw:display-name="Dashed (var) 255" draw:style="round" draw:dots2="2" draw:distance="0.002cm"/>
    <draw:stroke-dash draw:name="Dashed_20__28_var_29__20_256" draw:display-name="Dashed (var) 256" draw:style="round" draw:dots2="2" draw:distance="0.002cm"/>
    <draw:stroke-dash draw:name="Dashed_20__28_var_29__20_257" draw:display-name="Dashed (var) 257" draw:style="round" draw:dots2="2" draw:distance="0.002cm"/>
    <draw:stroke-dash draw:name="Dashed_20__28_var_29__20_258" draw:display-name="Dashed (var) 258" draw:style="round" draw:dots2="2" draw:distance="0.002cm"/>
    <draw:stroke-dash draw:name="Dashed_20__28_var_29__20_259" draw:display-name="Dashed (var) 259" draw:style="round" draw:dots2="2" draw:distance="0.002cm"/>
    <draw:stroke-dash draw:name="Dashed_20__28_var_29__20_26" draw:display-name="Dashed (var) 26" draw:style="rect" draw:dots1="1" draw:dots1-length="63%" draw:distance="63%"/>
    <draw:stroke-dash draw:name="Dashed_20__28_var_29__20_260" draw:display-name="Dashed (var) 260" draw:style="round" draw:dots2="2" draw:distance="0.002cm"/>
    <draw:stroke-dash draw:name="Dashed_20__28_var_29__20_261" draw:display-name="Dashed (var) 261" draw:style="round" draw:dots2="2" draw:distance="0.002cm"/>
    <draw:stroke-dash draw:name="Dashed_20__28_var_29__20_262" draw:display-name="Dashed (var) 262" draw:style="round" draw:dots2="2" draw:distance="0.002cm"/>
    <draw:stroke-dash draw:name="Dashed_20__28_var_29__20_263" draw:display-name="Dashed (var) 263" draw:style="round" draw:dots2="2" draw:distance="0.002cm"/>
    <draw:stroke-dash draw:name="Dashed_20__28_var_29__20_264" draw:display-name="Dashed (var) 264" draw:style="round" draw:dots2="2" draw:distance="0.002cm"/>
    <draw:stroke-dash draw:name="Dashed_20__28_var_29__20_265" draw:display-name="Dashed (var) 265" draw:style="round" draw:dots2="2" draw:distance="0.002cm"/>
    <draw:stroke-dash draw:name="Dashed_20__28_var_29__20_266" draw:display-name="Dashed (var) 266" draw:style="round" draw:dots2="2" draw:distance="0.002cm"/>
    <draw:stroke-dash draw:name="Dashed_20__28_var_29__20_267" draw:display-name="Dashed (var) 267" draw:style="round" draw:dots2="2" draw:distance="0.002cm"/>
    <draw:stroke-dash draw:name="Dashed_20__28_var_29__20_268" draw:display-name="Dashed (var) 268" draw:style="round" draw:dots2="2" draw:distance="0.002cm"/>
    <draw:stroke-dash draw:name="Dashed_20__28_var_29__20_269" draw:display-name="Dashed (var) 269" draw:style="round" draw:dots2="2" draw:distance="0.002cm"/>
    <draw:stroke-dash draw:name="Dashed_20__28_var_29__20_27" draw:display-name="Dashed (var) 27" draw:style="rect" draw:dots1="1" draw:dots1-length="63%" draw:distance="63%"/>
    <draw:stroke-dash draw:name="Dashed_20__28_var_29__20_270" draw:display-name="Dashed (var) 270" draw:style="round" draw:dots2="2" draw:distance="0.002cm"/>
    <draw:stroke-dash draw:name="Dashed_20__28_var_29__20_271" draw:display-name="Dashed (var) 271" draw:style="round" draw:dots2="2" draw:distance="0.002cm"/>
    <draw:stroke-dash draw:name="Dashed_20__28_var_29__20_272" draw:display-name="Dashed (var) 272" draw:style="round" draw:dots2="2" draw:distance="0.002cm"/>
    <draw:stroke-dash draw:name="Dashed_20__28_var_29__20_273" draw:display-name="Dashed (var) 273" draw:style="round" draw:dots2="2" draw:distance="0.002cm"/>
    <draw:stroke-dash draw:name="Dashed_20__28_var_29__20_274" draw:display-name="Dashed (var) 274" draw:style="round" draw:dots2="2" draw:distance="0.002cm"/>
    <draw:stroke-dash draw:name="Dashed_20__28_var_29__20_275" draw:display-name="Dashed (var) 275" draw:style="round" draw:dots2="2" draw:distance="0.002cm"/>
    <draw:stroke-dash draw:name="Dashed_20__28_var_29__20_276" draw:display-name="Dashed (var) 276" draw:style="round" draw:dots2="2" draw:distance="0.002cm"/>
    <draw:stroke-dash draw:name="Dashed_20__28_var_29__20_277" draw:display-name="Dashed (var) 277" draw:style="round" draw:dots2="2" draw:distance="0.002cm"/>
    <draw:stroke-dash draw:name="Dashed_20__28_var_29__20_278" draw:display-name="Dashed (var) 278" draw:style="round" draw:dots2="2" draw:distance="0.002cm"/>
    <draw:stroke-dash draw:name="Dashed_20__28_var_29__20_279" draw:display-name="Dashed (var) 279" draw:style="round" draw:dots2="2" draw:distance="0.002cm"/>
    <draw:stroke-dash draw:name="Dashed_20__28_var_29__20_28" draw:display-name="Dashed (var) 28" draw:style="round" draw:dots2="2" draw:distance="0.007cm"/>
    <draw:stroke-dash draw:name="Dashed_20__28_var_29__20_280" draw:display-name="Dashed (var) 280" draw:style="round" draw:dots2="2" draw:distance="0.002cm"/>
    <draw:stroke-dash draw:name="Dashed_20__28_var_29__20_281" draw:display-name="Dashed (var) 281" draw:style="round" draw:dots2="2" draw:distance="0.002cm"/>
    <draw:stroke-dash draw:name="Dashed_20__28_var_29__20_282" draw:display-name="Dashed (var) 282" draw:style="round" draw:dots2="2" draw:distance="0.002cm"/>
    <draw:stroke-dash draw:name="Dashed_20__28_var_29__20_283" draw:display-name="Dashed (var) 283" draw:style="round" draw:dots2="2" draw:distance="0.002cm"/>
    <draw:stroke-dash draw:name="Dashed_20__28_var_29__20_284" draw:display-name="Dashed (var) 284" draw:style="round" draw:dots2="2" draw:distance="0.002cm"/>
    <draw:stroke-dash draw:name="Dashed_20__28_var_29__20_285" draw:display-name="Dashed (var) 285" draw:style="round" draw:dots2="2" draw:distance="0.002cm"/>
    <draw:stroke-dash draw:name="Dashed_20__28_var_29__20_286" draw:display-name="Dashed (var) 286" draw:style="round" draw:dots2="2" draw:distance="0.002cm"/>
    <draw:stroke-dash draw:name="Dashed_20__28_var_29__20_287" draw:display-name="Dashed (var) 287" draw:style="round" draw:dots2="2" draw:distance="0.002cm"/>
    <draw:stroke-dash draw:name="Dashed_20__28_var_29__20_288" draw:display-name="Dashed (var) 288" draw:style="round" draw:dots2="2" draw:distance="0.002cm"/>
    <draw:stroke-dash draw:name="Dashed_20__28_var_29__20_289" draw:display-name="Dashed (var) 289" draw:style="round" draw:dots2="2" draw:distance="0.002cm"/>
    <draw:stroke-dash draw:name="Dashed_20__28_var_29__20_290" draw:display-name="Dashed (var) 290" draw:style="round" draw:dots2="2" draw:distance="0.002cm"/>
    <draw:stroke-dash draw:name="Dashed_20__28_var_29__20_291" draw:display-name="Dashed (var) 291" draw:style="round" draw:dots2="2" draw:distance="0.002cm"/>
    <draw:stroke-dash draw:name="Dashed_20__28_var_29__20_292" draw:display-name="Dashed (var) 292" draw:style="round" draw:dots2="2" draw:distance="0.002cm"/>
    <draw:stroke-dash draw:name="Dashed_20__28_var_29__20_293" draw:display-name="Dashed (var) 293" draw:style="round" draw:dots2="2" draw:distance="0.002cm"/>
    <draw:stroke-dash draw:name="Dashed_20__28_var_29__20_294" draw:display-name="Dashed (var) 294" draw:style="round" draw:dots2="2" draw:distance="0.002cm"/>
    <draw:stroke-dash draw:name="Dashed_20__28_var_29__20_3" draw:display-name="Dashed (var) 3" draw:style="round" draw:dots2="2" draw:distance="0.013cm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61" draw:display-name="Dashed (var) 61" draw:style="round" draw:dots2="2" draw:distance="0.013cm"/>
    <draw:stroke-dash draw:name="Dashed_20__28_var_29__20_62" draw:display-name="Dashed (var) 62" draw:style="round" draw:dots2="2" draw:distance="0.013cm"/>
    <draw:stroke-dash draw:name="Dashed_20__28_var_29__20_63" draw:display-name="Dashed (var) 63" draw:style="round" draw:dots2="2" draw:distance="0.013cm"/>
    <draw:stroke-dash draw:name="Dashed_20__28_var_29__20_64" draw:display-name="Dashed (var) 64" draw:style="round" draw:dots2="2" draw:distance="0.013cm"/>
    <draw:stroke-dash draw:name="Dashed_20__28_var_29__20_65" draw:display-name="Dashed (var) 65" draw:style="round" draw:dots2="2" draw:distance="0.013cm"/>
    <draw:stroke-dash draw:name="Dashed_20__28_var_29__20_66" draw:display-name="Dashed (var) 66" draw:style="round" draw:dots2="2" draw:distance="0.013cm"/>
    <draw:stroke-dash draw:name="Dashed_20__28_var_29__20_67" draw:display-name="Dashed (var) 67" draw:style="round" draw:dots2="2" draw:distance="0.013cm"/>
    <draw:stroke-dash draw:name="Dashed_20__28_var_29__20_68" draw:display-name="Dashed (var) 68" draw:style="round" draw:dots2="2" draw:distance="0.013cm"/>
    <draw:stroke-dash draw:name="Dashed_20__28_var_29__20_69" draw:display-name="Dashed (var) 69" draw:style="round" draw:dots2="2" draw:distance="0.013cm"/>
    <draw:stroke-dash draw:name="Dashed_20__28_var_29__20_7" draw:display-name="Dashed (var) 7" draw:style="rect" draw:dots1="1" draw:dots1-length="63%" draw:distance="63%"/>
    <draw:stroke-dash draw:name="Dashed_20__28_var_29__20_70" draw:display-name="Dashed (var) 70" draw:style="round" draw:dots2="2" draw:distance="0.013cm"/>
    <draw:stroke-dash draw:name="Dashed_20__28_var_29__20_71" draw:display-name="Dashed (var) 71" draw:style="round" draw:dots2="2" draw:distance="0.013cm"/>
    <draw:stroke-dash draw:name="Dashed_20__28_var_29__20_72" draw:display-name="Dashed (var) 72" draw:style="round" draw:dots2="2" draw:distance="0.013cm"/>
    <draw:stroke-dash draw:name="Dashed_20__28_var_29__20_73" draw:display-name="Dashed (var) 73" draw:style="round" draw:dots2="2" draw:distance="0.013cm"/>
    <draw:stroke-dash draw:name="Dashed_20__28_var_29__20_74" draw:display-name="Dashed (var) 74" draw:style="round" draw:dots2="2" draw:distance="0.013cm"/>
    <draw:stroke-dash draw:name="Dashed_20__28_var_29__20_75" draw:display-name="Dashed (var) 75" draw:style="rect" draw:dots1="1" draw:dots1-length="63%" draw:distance="63%"/>
    <draw:stroke-dash draw:name="Dashed_20__28_var_29__20_76" draw:display-name="Dashed (var) 76" draw:style="rect" draw:dots1="1" draw:dots1-length="63%" draw:distance="63%"/>
    <draw:stroke-dash draw:name="Dashed_20__28_var_29__20_77" draw:display-name="Dashed (var) 77" draw:style="rect" draw:dots1="1" draw:dots1-length="63%" draw:distance="63%"/>
    <draw:stroke-dash draw:name="Dashed_20__28_var_29__20_78" draw:display-name="Dashed (var) 78" draw:style="rect" draw:dots1="1" draw:dots1-length="63%" draw:distance="63%"/>
    <draw:stroke-dash draw:name="Dashed_20__28_var_29__20_79" draw:display-name="Dashed (var) 79" draw:style="rect" draw:dots1="1" draw:dots1-length="63%" draw:distance="63%"/>
    <draw:stroke-dash draw:name="Dashed_20__28_var_29__20_8" draw:display-name="Dashed (var) 8" draw:style="rect" draw:dots1="1" draw:dots1-length="63%" draw:distance="63%"/>
    <draw:stroke-dash draw:name="Dashed_20__28_var_29__20_80" draw:display-name="Dashed (var) 80" draw:style="rect" draw:dots1="1" draw:dots1-length="63%" draw:distance="63%"/>
    <draw:stroke-dash draw:name="Dashed_20__28_var_29__20_81" draw:display-name="Dashed (var) 81" draw:style="rect" draw:dots1="1" draw:dots1-length="63%" draw:distance="63%"/>
    <draw:stroke-dash draw:name="Dashed_20__28_var_29__20_82" draw:display-name="Dashed (var) 82" draw:style="rect" draw:dots1="1" draw:dots1-length="63%" draw:distance="63%"/>
    <draw:stroke-dash draw:name="Dashed_20__28_var_29__20_83" draw:display-name="Dashed (var) 83" draw:style="round" draw:dots2="2" draw:distance="0.004cm"/>
    <draw:stroke-dash draw:name="Dashed_20__28_var_29__20_84" draw:display-name="Dashed (var) 84" draw:style="round" draw:dots2="2" draw:distance="0.004cm"/>
    <draw:stroke-dash draw:name="Dashed_20__28_var_29__20_85" draw:display-name="Dashed (var) 85" draw:style="round" draw:dots2="2" draw:distance="0.004cm"/>
    <draw:stroke-dash draw:name="Dashed_20__28_var_29__20_86" draw:display-name="Dashed (var) 86" draw:style="round" draw:dots2="2" draw:distance="0.004cm"/>
    <draw:stroke-dash draw:name="Dashed_20__28_var_29__20_87" draw:display-name="Dashed (var) 87" draw:style="round" draw:dots2="2" draw:distance="0.004cm"/>
    <draw:stroke-dash draw:name="Dashed_20__28_var_29__20_88" draw:display-name="Dashed (var) 88" draw:style="round" draw:dots2="2" draw:distance="0.004cm"/>
    <draw:stroke-dash draw:name="Dashed_20__28_var_29__20_89" draw:display-name="Dashed (var) 89" draw:style="round" draw:dots2="2" draw:distance="0.004cm"/>
    <draw:stroke-dash draw:name="Dashed_20__28_var_29__20_9" draw:display-name="Dashed (var) 9" draw:style="rect" draw:dots1="1" draw:dots1-length="63%" draw:distance="63%"/>
    <draw:stroke-dash draw:name="Dashed_20__28_var_29__20_90" draw:display-name="Dashed (var) 90" draw:style="round" draw:dots2="2" draw:distance="0.004cm"/>
    <draw:stroke-dash draw:name="Dashed_20__28_var_29__20_91" draw:display-name="Dashed (var) 91" draw:style="round" draw:dots2="2" draw:distance="0.004cm"/>
    <draw:stroke-dash draw:name="Dashed_20__28_var_29__20_92" draw:display-name="Dashed (var) 92" draw:style="round" draw:dots2="2" draw:distance="0.004cm"/>
    <draw:stroke-dash draw:name="Dashed_20__28_var_29__20_93" draw:display-name="Dashed (var) 93" draw:style="round" draw:dots2="2" draw:distance="0.013cm"/>
    <draw:stroke-dash draw:name="Dashed_20__28_var_29__20_94" draw:display-name="Dashed (var) 94" draw:style="round" draw:dots2="2" draw:distance="0.013cm"/>
    <draw:stroke-dash draw:name="Dashed_20__28_var_29__20_95" draw:display-name="Dashed (var) 95" draw:style="round" draw:dots2="2" draw:distance="0.013cm"/>
    <draw:stroke-dash draw:name="Dashed_20__28_var_29__20_96" draw:display-name="Dashed (var) 96" draw:style="round" draw:dots2="2" draw:distance="0.013cm"/>
    <draw:stroke-dash draw:name="Dashed_20__28_var_29__20_97" draw:display-name="Dashed (var) 97" draw:style="round" draw:dots2="2" draw:distance="0.013cm"/>
    <draw:stroke-dash draw:name="Dashed_20__28_var_29__20_98" draw:display-name="Dashed (var) 98" draw:style="round" draw:dots2="2" draw:distance="0.013cm"/>
    <draw:stroke-dash draw:name="Dashed_20__28_var_29__20_99" draw:display-name="Dashed (var) 99" draw:style="round" draw:dots2="2" draw:distance="0.013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0:06:38.24</meta:creation-date>
    <meta:editing-duration>P1DT5H29M56S</meta:editing-duration>
    <meta:editing-cycles>176</meta:editing-cycles>
    <meta:generator>LibreOffice/6.2.3.2$Windows_X86_64 LibreOffice_project/aecc05fe267cc68dde00352a451aa867b3b546ac</meta:generator>
    <meta:initial-creator>Véronique et Thibaud FONTANET</meta:initial-creator>
    <dc:date>2019-08-08T20:10:24.310000000</dc:date>
    <meta:document-statistic meta:table-count="2" meta:image-count="0" meta:object-count="1" meta:page-count="3" meta:paragraph-count="42" meta:word-count="354" meta:character-count="2152" meta:non-whitespace-character-count="1842"/>
  </office:meta>
</office:document-meta>
</file>

<file path=Object 1/content.xml><?xml version="1.0" encoding="utf-8"?>
<math xmlns="http://www.w3.org/1998/Math/MathML" display="block">
  <semantics>
    <mfrac>
      <mn>1</mn>
      <msqrt>
        <mi>n</mi>
      </msqrt>
    </mfrac>
    <annotation encoding="StarMath 5.0">{1}over{ sqrt {n}}</annotation>
  </semantics>
</math>
</file>